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polationFilterReader.read( char cbuf [ ] , int off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rpolationFilterReader.read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0">
            <text:p text:style-name="Table_20_Contents">30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terpolationFilterReader.InterpolationFilterReader( Reader in , Map variables , String beginToken , String end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polationFilterReader.skip( long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